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bec"/>
    </style:style>
    <style:style style:name="P2" style:family="paragraph" style:parent-style-name="Standard">
      <style:text-properties officeooo:rsid="00123bec"/>
    </style:style>
    <style:style style:name="P3" style:family="paragraph" style:parent-style-name="Standard">
      <style:text-properties officeooo:rsid="00153268" officeooo:paragraph-rsid="00153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sadfsa</text:p>
      <text:p text:style-name="P1"/>
      <text:p text:style-name="P3">asdfdfs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0:50:20.718000000</dc:date>
    <meta:editing-duration>PT4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2" meta:character-count="18" meta:non-whitespace-character-count="18"/>
  </office:meta>
</office:document-meta>
</file>